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table:table-cell office:value-type="string" calcext:value-type="string">
            <text:p>Si Teleporter</text:p>
          </table:table-cell>
          <table:table-cell table:number-columns-repeated="16380"/>
        </table:table-row>
        <table:table-row table:style-name="ro1" table:number-rows-repeated="50">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35">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19:56:16.37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5T20:17:16.984000000</dc:date>
    <meta:editing-duration>P15DT19H16M17S</meta:editing-duration>
    <meta:editing-cycles>393</meta:editing-cycles>
    <dc:description>Translation file for Lah-Mboh Mod</dc:description>
    <dc:rights>Perkedel Technologies</dc:rights>
    <dc:title>Lah-Mboh Doom mod translation</dc:title>
    <meta:document-statistic meta:table-count="1" meta:cell-count="711" meta:object-count="0"/>
  </office:meta>
</office:document-meta>
</file>